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2.962cm" fo:min-width="4.07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3.052cm" fo:min-width="4.96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1.929cm" fo:min-width="4.35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2.355cm" fo:min-width="2.46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0.648cm" fo:min-width="0.39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0.766cm" fo:min-width="0.51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1.782cm"/>
    </style:style>
    <style:style style:name="gr10" style:family="graphic" style:parent-style-name="standard">
      <style:graphic-properties draw:stroke="none" svg:stroke-color="#000000" draw:fill="none" draw:fill-color="#ffffff" fo:min-height="2.798cm"/>
    </style:style>
    <style:style style:name="gr11" style:family="graphic" style:parent-style-name="standard">
      <style:graphic-properties svg:stroke-width="0.035cm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draw:marker-start="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4.961cm"/>
    </style:style>
    <style:style style:name="gr15" style:family="graphic" style:parent-style-name="standard">
      <style:graphic-properties draw:stroke="none" svg:stroke-color="#000000" draw:fill="none" draw:fill-color="#ffffff" fo:min-height="6.354cm"/>
    </style:style>
    <style:style style:name="gr16" style:family="graphic" style:parent-style-name="standard">
      <style:graphic-properties draw:stroke="none" svg:stroke-color="#000000" draw:fill="none" draw:fill-color="#ffffff" fo:min-height="1.147cm"/>
    </style:style>
    <style:style style:name="gr17" style:family="graphic" style:parent-style-name="standard">
      <style:graphic-properties draw:stroke="none" svg:stroke-color="#000000" draw:fill="none" draw:fill-color="#ffffff" fo:min-height="1.274cm"/>
    </style:style>
    <style:style style:name="gr18" style:family="graphic" style:parent-style-name="standard">
      <style:graphic-properties draw:stroke="none" svg:stroke-color="#000000" draw:fill="none" draw:fill-color="#ffffff" fo:min-height="1.401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1.603cm" fo:min-width="5.305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2.163cm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3.212cm" svg:x="9.636cm" svg:y="11.0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461cm" svg:height="3.302cm" svg:x="8.874cm" svg:y="16.3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911cm" svg:height="3.129cm" svg:x="1.45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4.191cm" svg:height="3.683cm" svg:x="2.651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3.286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016cm" svg:height="1.016cm" svg:x="3.286cm" svg:y="23.225cm">
          <text:p/>
          <draw:enhanced-geometry svg:viewBox="0 0 21600 21600" draw:type="rectangle" draw:enhanced-path="M 0 0 L 21600 0 21600 21600 0 21600 0 0 Z N"/>
        </draw:custom-shape>
        <draw:frame draw:style-name="gr7" draw:text-style-name="P2" xml:id="id3" draw:id="id3" draw:layer="layout" svg:width="4.191cm" svg:height="1.673cm" svg:x="9.979cm" svg:y="12.006cm">
          <draw:text-box>
            <text:p>Analog Input</text:p>
            <text:p>MCP 3008</text:p>
          </draw:text-box>
        </draw:frame>
        <draw:frame draw:style-name="gr8" draw:text-style-name="P2" draw:layer="layout" svg:width="6.096cm" svg:height="2.384cm" svg:x="3.413cm" svg:y="7.675cm">
          <draw:text-box>
            <text:p>ClAnalog</text:p>
          </draw:text-box>
        </draw:frame>
        <draw:frame draw:style-name="gr9" draw:text-style-name="P2" xml:id="id4" draw:id="id4" draw:layer="layout" svg:width="3.556cm" svg:height="2.032cm" svg:x="3.159cm" svg:y="13.573cm">
          <draw:text-box>
            <text:p>wiringPi</text:p>
          </draw:text-box>
        </draw:frame>
        <draw:frame draw:style-name="gr10" draw:text-style-name="P2" draw:layer="layout" svg:width="4.953cm" svg:height="3.048cm" svg:x="9.215cm" svg:y="16.872cm">
          <draw:text-box>
            <text:p>Analog Output MCP 4812</text:p>
          </draw:text-box>
        </draw:frame>
        <draw:connector draw:style-name="gr11" draw:text-style-name="P3" draw:layer="layout" svg:x1="4.91cm" svg:y1="9.844cm" svg:x2="4.747cm" svg:y2="12.303cm" draw:start-shape="id1" draw:end-shape="id2" draw:end-glue-point="4" svg:d="M4910 9844v1229h-163v1230" svg:viewBox="0 0 164 2460">
          <text:p/>
        </draw:connector>
        <draw:connector draw:style-name="gr12" draw:text-style-name="P3" draw:layer="layout" svg:x1="6.229cm" svg:y1="12.842cm" svg:x2="9.979cm" svg:y2="12.842cm" draw:start-shape="id2" draw:start-glue-point="11" draw:end-shape="id3" draw:end-glue-point="3" svg:d="M6229 12842v-1058h2191v1058h1559" svg:viewBox="0 0 3751 1059">
          <text:p/>
        </draw:connector>
        <draw:connector draw:style-name="gr13" draw:text-style-name="P3" draw:layer="layout" svg:x1="4.937cm" svg:y1="15.605cm" svg:x2="8.874cm" svg:y2="18.018cm" draw:start-shape="id4" draw:start-glue-point="2" draw:end-shape="id5" draw:end-glue-point="3" svg:d="M4937 15605v2413h3937" svg:viewBox="0 0 3938 2414">
          <text:p/>
        </draw:connector>
        <draw:frame draw:style-name="gr14" draw:text-style-name="P2" draw:layer="layout" svg:width="5.207cm" svg:height="5.228cm" svg:x="15.097cm" svg:y="11.16cm">
          <draw:text-box>
            <text:p>ADC Channels:</text:p>
            <text:p>← 0:</text:p>
            <text:p>← 1:</text:p>
            <text:p>.</text:p>
            <text:p>.</text:p>
            <text:p>← n:</text:p>
            <text:p><text:s text:c="7"/>A</text:p>
          </draw:text-box>
        </draw:frame>
        <draw:frame draw:style-name="gr15" draw:text-style-name="P2" draw:layer="layout" svg:width="4.953cm" svg:height="6.604cm" svg:x="15.097cm" svg:y="16.367cm">
          <draw:text-box>
            <text:p>DAC Channels:</text:p>
            <text:p>→ 0:</text:p>
            <text:p>→ 1:</text:p>
            <text:p>.</text:p>
            <text:p>.</text:p>
            <text:p>→ n:</text:p>
            <text:p><text:s text:c="6"/>D</text:p>
            <text:p/>
          </draw:text-box>
        </draw:frame>
        <draw:frame draw:style-name="gr16" draw:text-style-name="P2" draw:layer="layout" svg:width="13.081cm" svg:height="1.397cm" svg:x="2.27cm" svg:y="25.003cm">
          <draw:text-box>
            <text:p>Filename: ClAnalog.odg v1.x <text:s text:c="7"/>Page: 1</text:p>
          </draw:text-box>
        </draw:frame>
        <draw:frame draw:style-name="gr17" draw:text-style-name="P2" draw:layer="layout" svg:width="4.064cm" svg:height="1.524cm" svg:x="5.064cm" svg:y="21.574cm">
          <draw:text-box>
            <text:p>Software</text:p>
          </draw:text-box>
        </draw:frame>
        <draw:frame draw:style-name="gr18" draw:text-style-name="P2" draw:layer="layout" svg:width="3.302cm" svg:height="1.651cm" svg:x="5.064cm" svg:y="23.479cm">
          <draw:text-box>
            <text:p>Hardware</text:p>
          </draw:text-box>
        </draw:frame>
        <draw:custom-shape draw:style-name="gr19" draw:text-style-name="P1" xml:id="id6" draw:id="id6" draw:layer="layout" svg:width="8.255cm" svg:height="2.667cm" svg:x="6.969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6.858cm" svg:height="2.413cm" svg:x="8.239cm" svg:y="3.159cm">
          <draw:text-box>
            <text:p>ClAnalog_Test.exe</text:p>
          </draw:text-box>
        </draw:frame>
        <draw:connector draw:style-name="gr11" draw:text-style-name="P3" draw:layer="layout" svg:x1="11.096cm" svg:y1="5.064cm" svg:x2="4.911cm" svg:y2="6.715cm" draw:start-shape="id6" draw:end-shape="id1" draw:end-glue-point="4" svg:d="M11096 5064v825h-6185v826" svg:viewBox="0 0 6186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09:48:17.208412012</meta:creation-date>
    <dc:date>2016-04-09T10:42:10.168368809</dc:date>
    <meta:editing-duration>PT37M39S</meta:editing-duration>
    <meta:editing-cycles>9</meta:editing-cycles>
    <meta:generator>LibreOffice/5.0.5.2$Linux_X86_64 LibreOffice_project/00m0$Build-2</meta:generator>
    <meta:print-date>2016-04-09T10:23:45.801239425</meta:print-date>
    <meta:document-statistic meta:object-count="21"/>
  </office:meta>
</office:document-meta>
</file>